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94101098796" calcext:value-type="float">
            <text:p>2.26594</text:p>
          </table:table-cell>
          <table:table-cell office:value-type="float" office:value="2.18529244121617" calcext:value-type="float">
            <text:p>2.18529</text:p>
          </table:table-cell>
          <table:table-cell office:value-type="float" office:value="2.94439059119678" calcext:value-type="float">
            <text:p>2.9443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527712856762" calcext:value-type="float">
            <text:p>2.26528</text:p>
          </table:table-cell>
          <table:table-cell office:value-type="float" office:value="2.1941573628907" calcext:value-type="float">
            <text:p>2.19416</text:p>
          </table:table-cell>
          <table:table-cell office:value-type="float" office:value="2.94749877633009" calcext:value-type="float">
            <text:p>2.947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22298644888" calcext:value-type="float">
            <text:p>2.23622</text:p>
          </table:table-cell>
          <table:table-cell office:value-type="float" office:value="2.26472467344859" calcext:value-type="float">
            <text:p>2.26472</text:p>
          </table:table-cell>
          <table:table-cell office:value-type="float" office:value="3.05228802958151" calcext:value-type="float">
            <text:p>3.05229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96059191286" calcext:value-type="float">
            <text:p>2.23996</text:p>
          </table:table-cell>
          <table:table-cell office:value-type="float" office:value="2.25743024782711" calcext:value-type="float">
            <text:p>2.25743</text:p>
          </table:table-cell>
          <table:table-cell office:value-type="float" office:value="3.05239387167494" calcext:value-type="float">
            <text:p>3.05239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47279735551" calcext:value-type="float">
            <text:p>2.23047</text:p>
          </table:table-cell>
          <table:table-cell office:value-type="float" office:value="2.28648247330037" calcext:value-type="float">
            <text:p>2.28648</text:p>
          </table:table-cell>
          <table:table-cell office:value-type="float" office:value="3.05399236578124" calcext:value-type="float">
            <text:p>3.05399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7002083408397" calcext:value-type="float">
            <text:p>2.27002</text:p>
          </table:table-cell>
          <table:table-cell office:value-type="float" office:value="2.21672357359999" calcext:value-type="float">
            <text:p>2.21672</text:p>
          </table:table-cell>
          <table:table-cell office:value-type="float" office:value="2.92570459685094" calcext:value-type="float">
            <text:p>2.925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095925802684" calcext:value-type="float">
            <text:p>2.28096</text:p>
          </table:table-cell>
          <table:table-cell office:value-type="float" office:value="2.20663825205639" calcext:value-type="float">
            <text:p>2.20664</text:p>
          </table:table-cell>
          <table:table-cell office:value-type="float" office:value="2.91951380072612" calcext:value-type="float">
            <text:p>2.9195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61759247288" calcext:value-type="float">
            <text:p>2.21362</text:p>
          </table:table-cell>
          <table:table-cell office:value-type="float" office:value="2.34635022031567" calcext:value-type="float">
            <text:p>2.34635</text:p>
          </table:table-cell>
          <table:table-cell office:value-type="float" office:value="3.18396856448287" calcext:value-type="float">
            <text:p>3.18397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084076020033" calcext:value-type="float">
            <text:p>2.23084</text:p>
          </table:table-cell>
          <table:table-cell office:value-type="float" office:value="2.3165595855508" calcext:value-type="float">
            <text:p>2.31656</text:p>
          </table:table-cell>
          <table:table-cell office:value-type="float" office:value="3.0365139469674" calcext:value-type="float">
            <text:p>3.0365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43395426527" calcext:value-type="float">
            <text:p>2.27943</text:p>
          </table:table-cell>
          <table:table-cell office:value-type="float" office:value="2.2226685235273" calcext:value-type="float">
            <text:p>2.22267</text:p>
          </table:table-cell>
          <table:table-cell office:value-type="float" office:value="3.0774451632596" calcext:value-type="float">
            <text:p>3.0774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225470079673" calcext:value-type="float">
            <text:p>2.24225</text:p>
          </table:table-cell>
          <table:table-cell office:value-type="float" office:value="2.29718302654152" calcext:value-type="float">
            <text:p>2.29718</text:p>
          </table:table-cell>
          <table:table-cell office:value-type="float" office:value="3.24403032024487" calcext:value-type="float">
            <text:p>3.24403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1584194355369" calcext:value-type="float">
            <text:p>2.21584</text:p>
          </table:table-cell>
          <table:table-cell office:value-type="float" office:value="2.35199694235621" calcext:value-type="float">
            <text:p>2.352</text:p>
          </table:table-cell>
          <table:table-cell office:value-type="float" office:value="3.18509610595499" calcext:value-type="float">
            <text:p>3.185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office:value-type="float" office:value="2.2467757748931" calcext:value-type="float">
            <text:p>2.24678</text:p>
          </table:table-cell>
          <table:table-cell office:value-type="float" office:value="2.29721877888097" calcext:value-type="float">
            <text:p>2.29722</text:p>
          </table:table-cell>
          <table:table-cell office:value-type="float" office:value="3.25540939961506" calcext:value-type="float">
            <text:p>3.2554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8732326615285" calcext:value-type="float">
            <text:p>2.28732</text:p>
          </table:table-cell>
          <table:table-cell office:value-type="float" office:value="2.23123007831599" calcext:value-type="float">
            <text:p>2.23123</text:p>
          </table:table-cell>
          <table:table-cell office:value-type="float" office:value="3.09177520963872" calcext:value-type="float">
            <text:p>3.09178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81003213471" calcext:value-type="float">
            <text:p>2.28481</text:p>
          </table:table-cell>
          <table:table-cell office:value-type="float" office:value="2.25467468197376" calcext:value-type="float">
            <text:p>2.25467</text:p>
          </table:table-cell>
          <table:table-cell office:value-type="float" office:value="3.15651300226384" calcext:value-type="float">
            <text:p>3.1565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108922737728" calcext:value-type="float">
            <text:p>2.31089</text:p>
          </table:table-cell>
          <table:table-cell office:value-type="float" office:value="2.20840125360836" calcext:value-type="float">
            <text:p>2.2084</text:p>
          </table:table-cell>
          <table:table-cell office:value-type="float" office:value="3.11573530066461" calcext:value-type="float">
            <text:p>3.11574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053447246337" calcext:value-type="float">
            <text:p>2.24053</text:p>
          </table:table-cell>
          <table:table-cell office:value-type="float" office:value="2.35122334227254" calcext:value-type="float">
            <text:p>2.35122</text:p>
          </table:table-cell>
          <table:table-cell office:value-type="float" office:value="3.35317488684665" calcext:value-type="float">
            <text:p>3.35317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8404091272282" calcext:value-type="float">
            <text:p>2.28404</text:p>
          </table:table-cell>
          <table:table-cell office:value-type="float" office:value="2.26659435876767" calcext:value-type="float">
            <text:p>2.26659</text:p>
          </table:table-cell>
          <table:table-cell office:value-type="float" office:value="3.20197942343183" calcext:value-type="float">
            <text:p>3.20198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901521784449" calcext:value-type="float">
            <text:p>2.31902</text:p>
          </table:table-cell>
          <table:table-cell office:value-type="float" office:value="2.20942707836466" calcext:value-type="float">
            <text:p>2.20943</text:p>
          </table:table-cell>
          <table:table-cell office:value-type="float" office:value="3.11226499613106" calcext:value-type="float">
            <text:p>3.1122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860926225825" calcext:value-type="float">
            <text:p>2.29861</text:p>
          </table:table-cell>
          <table:table-cell office:value-type="float" office:value="2.25026356398538" calcext:value-type="float">
            <text:p>2.25026</text:p>
          </table:table-cell>
          <table:table-cell office:value-type="float" office:value="3.17298021892302" calcext:value-type="float">
            <text:p>3.17298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393551760811" calcext:value-type="float">
            <text:p>2.25394</text:p>
          </table:table-cell>
          <table:table-cell office:value-type="float" office:value="2.34768508566442" calcext:value-type="float">
            <text:p>2.34769</text:p>
          </table:table-cell>
          <table:table-cell office:value-type="float" office:value="3.35885860866431" calcext:value-type="float">
            <text:p>3.3588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2498703772" calcext:value-type="float">
            <text:p>2.29225</text:p>
          </table:table-cell>
          <table:table-cell office:value-type="float" office:value="2.27685660115594" calcext:value-type="float">
            <text:p>2.27686</text:p>
          </table:table-cell>
          <table:table-cell office:value-type="float" office:value="3.13359492415477" calcext:value-type="float">
            <text:p>3.1335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265402508819" calcext:value-type="float">
            <text:p>2.29265</text:p>
          </table:table-cell>
          <table:table-cell office:value-type="float" office:value="2.27707514449234" calcext:value-type="float">
            <text:p>2.27708</text:p>
          </table:table-cell>
          <table:table-cell office:value-type="float" office:value="3.13504087886378" calcext:value-type="float">
            <text:p>3.1350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1034923598" calcext:value-type="float">
            <text:p>2.29103</text:p>
          </table:table-cell>
          <table:table-cell office:value-type="float" office:value="2.28098962686409" calcext:value-type="float">
            <text:p>2.28099</text:p>
          </table:table-cell>
          <table:table-cell office:value-type="float" office:value="3.2113226278611" calcext:value-type="float">
            <text:p>3.21132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887333415275" calcext:value-type="float">
            <text:p>2.35887</text:p>
          </table:table-cell>
          <table:table-cell office:value-type="float" office:value="2.15825057959405" calcext:value-type="float">
            <text:p>2.15825</text:p>
          </table:table-cell>
          <table:table-cell office:value-type="float" office:value="2.89644173755303" calcext:value-type="float">
            <text:p>2.8964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481025623638" calcext:value-type="float">
            <text:p>2.33481</text:p>
          </table:table-cell>
          <table:table-cell office:value-type="float" office:value="2.15225550737967" calcext:value-type="float">
            <text:p>2.15226</text:p>
          </table:table-cell>
          <table:table-cell office:value-type="float" office:value="2.91171148719383" calcext:value-type="float">
            <text:p>2.9117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9032573412" calcext:value-type="float">
            <text:p>2.2349</text:p>
          </table:table-cell>
          <table:table-cell office:value-type="float" office:value="2.21292456173485" calcext:value-type="float">
            <text:p>2.21292</text:p>
          </table:table-cell>
          <table:table-cell office:value-type="float" office:value="2.83064250593655" calcext:value-type="float">
            <text:p>2.83064</text:p>
          </table:table-cell>
          <table:table-cell office:value-type="float" office:value="70684950" calcext:value-type="float">
            <text:p>70684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72280803764" calcext:value-type="float">
            <text:p>2.23372</text:p>
          </table:table-cell>
          <table:table-cell office:value-type="float" office:value="2.22160301450309" calcext:value-type="float">
            <text:p>2.2216</text:p>
          </table:table-cell>
          <table:table-cell office:value-type="float" office:value="2.82825540656109" calcext:value-type="float">
            <text:p>2.82826</text:p>
          </table:table-cell>
          <table:table-cell office:value-type="float" office:value="70684950" calcext:value-type="float">
            <text:p>706849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8397762726" calcext:value-type="float">
            <text:p>2.24884</text:p>
          </table:table-cell>
          <table:table-cell office:value-type="float" office:value="2.21359247834982" calcext:value-type="float">
            <text:p>2.21359</text:p>
          </table:table-cell>
          <table:table-cell office:value-type="float" office:value="2.9341613084449" calcext:value-type="float">
            <text:p>2.9341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672598940696" calcext:value-type="float">
            <text:p>2.22673</text:p>
          </table:table-cell>
          <table:table-cell office:value-type="float" office:value="2.23779638412428" calcext:value-type="float">
            <text:p>2.2378</text:p>
          </table:table-cell>
          <table:table-cell office:value-type="float" office:value="2.91118016792334" calcext:value-type="float">
            <text:p>2.9111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00111298375" calcext:value-type="float">
            <text:p>2.27001</text:p>
          </table:table-cell>
          <table:table-cell office:value-type="float" office:value="2.22131952526826" calcext:value-type="float">
            <text:p>2.22132</text:p>
          </table:table-cell>
          <table:table-cell office:value-type="float" office:value="2.94883352943047" calcext:value-type="float">
            <text:p>2.94883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2163646162" calcext:value-type="float">
            <text:p>2.22222</text:p>
          </table:table-cell>
          <table:table-cell office:value-type="float" office:value="2.22164632160941" calcext:value-type="float">
            <text:p>2.22165</text:p>
          </table:table-cell>
          <table:table-cell office:value-type="float" office:value="2.96379996652124" calcext:value-type="float">
            <text:p>2.963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451631269399" calcext:value-type="float">
            <text:p>2.22452</text:p>
          </table:table-cell>
          <table:table-cell office:value-type="float" office:value="2.23460509195095" calcext:value-type="float">
            <text:p>2.23461</text:p>
          </table:table-cell>
          <table:table-cell office:value-type="float" office:value="2.94192429463298" calcext:value-type="float">
            <text:p>2.9419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013050360109" calcext:value-type="float">
            <text:p>2.23013</text:p>
          </table:table-cell>
          <table:table-cell office:value-type="float" office:value="2.23125711335386" calcext:value-type="float">
            <text:p>2.23126</text:p>
          </table:table-cell>
          <table:table-cell office:value-type="float" office:value="2.97601996859777" calcext:value-type="float">
            <text:p>2.9760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93022658966" calcext:value-type="float">
            <text:p>2.26393</text:p>
          </table:table-cell>
          <table:table-cell office:value-type="float" office:value="2.20849734199562" calcext:value-type="float">
            <text:p>2.2085</text:p>
          </table:table-cell>
          <table:table-cell office:value-type="float" office:value="3.03490579444248" calcext:value-type="float">
            <text:p>3.03491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73655463995" calcext:value-type="float">
            <text:p>2.24374</text:p>
          </table:table-cell>
          <table:table-cell office:value-type="float" office:value="2.20780220408907" calcext:value-type="float">
            <text:p>2.2078</text:p>
          </table:table-cell>
          <table:table-cell office:value-type="float" office:value="2.98066275233557" calcext:value-type="float">
            <text:p>2.9806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829864388397" calcext:value-type="float">
            <text:p>2.2483</text:p>
          </table:table-cell>
          <table:table-cell office:value-type="float" office:value="2.22324974353209" calcext:value-type="float">
            <text:p>2.22325</text:p>
          </table:table-cell>
          <table:table-cell office:value-type="float" office:value="3.02900050692622" calcext:value-type="float">
            <text:p>3.029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24618781210589" calcext:value-type="float">
            <text:p>2.24619</text:p>
          </table:table-cell>
          <table:table-cell office:value-type="float" office:value="2.20221757067802" calcext:value-type="float">
            <text:p>2.20222</text:p>
          </table:table-cell>
          <table:table-cell office:value-type="float" office:value="2.98514870803006" calcext:value-type="float">
            <text:p>2.98515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078343832527" calcext:value-type="float">
            <text:p>2.25078</text:p>
          </table:table-cell>
          <table:table-cell office:value-type="float" office:value="2.19705071891049" calcext:value-type="float">
            <text:p>2.19705</text:p>
          </table:table-cell>
          <table:table-cell office:value-type="float" office:value="2.9761733776044" calcext:value-type="float">
            <text:p>2.9761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22428360564" calcext:value-type="float">
            <text:p>2.25224</text:p>
          </table:table-cell>
          <table:table-cell office:value-type="float" office:value="2.20824488330138" calcext:value-type="float">
            <text:p>2.20824</text:p>
          </table:table-cell>
          <table:table-cell office:value-type="float" office:value="2.97610152525407" calcext:value-type="float">
            <text:p>2.9761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23070397924" calcext:value-type="float">
            <text:p>2.24823</text:p>
          </table:table-cell>
          <table:table-cell office:value-type="float" office:value="2.26249857503374" calcext:value-type="float">
            <text:p>2.2625</text:p>
          </table:table-cell>
          <table:table-cell office:value-type="float" office:value="3.00511869068379" calcext:value-type="float">
            <text:p>3.0051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324885949727" calcext:value-type="float">
            <text:p>2.25325</text:p>
          </table:table-cell>
          <table:table-cell office:value-type="float" office:value="2.26265019003082" calcext:value-type="float">
            <text:p>2.26265</text:p>
          </table:table-cell>
          <table:table-cell office:value-type="float" office:value="3.00123956172488" calcext:value-type="float">
            <text:p>3.0012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774435346284" calcext:value-type="float">
            <text:p>2.29774</text:p>
          </table:table-cell>
          <table:table-cell office:value-type="float" office:value="2.17293224155405" calcext:value-type="float">
            <text:p>2.17293</text:p>
          </table:table-cell>
          <table:table-cell office:value-type="float" office:value="2.98254538361398" calcext:value-type="float">
            <text:p>2.98255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815751644242" calcext:value-type="float">
            <text:p>2.30816</text:p>
          </table:table-cell>
          <table:table-cell office:value-type="float" office:value="2.1785171364399" calcext:value-type="float">
            <text:p>2.17852</text:p>
          </table:table-cell>
          <table:table-cell office:value-type="float" office:value="2.99649754264851" calcext:value-type="float">
            <text:p>2.9965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585168802363" calcext:value-type="float">
            <text:p>2.32585</text:p>
          </table:table-cell>
          <table:table-cell office:value-type="float" office:value="2.16683049645841" calcext:value-type="float">
            <text:p>2.16683</text:p>
          </table:table-cell>
          <table:table-cell office:value-type="float" office:value="2.96391223676649" calcext:value-type="float">
            <text:p>2.96391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2332802127085" calcext:value-type="float">
            <text:p>2.22333</text:p>
          </table:table-cell>
          <table:table-cell office:value-type="float" office:value="2.34944322238752" calcext:value-type="float">
            <text:p>2.34944</text:p>
          </table:table-cell>
          <table:table-cell office:value-type="float" office:value="3.17532298328819" calcext:value-type="float">
            <text:p>3.1753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692316115719" calcext:value-type="float">
            <text:p>2.16692</text:p>
          </table:table-cell>
          <table:table-cell office:value-type="float" office:value="2.41403736853297" calcext:value-type="float">
            <text:p>2.41404</text:p>
          </table:table-cell>
          <table:table-cell office:value-type="float" office:value="3.29121963109047" calcext:value-type="float">
            <text:p>3.2912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675053242208" calcext:value-type="float">
            <text:p>2.33675</text:p>
          </table:table-cell>
          <table:table-cell office:value-type="float" office:value="2.16162850120975" calcext:value-type="float">
            <text:p>2.16163</text:p>
          </table:table-cell>
          <table:table-cell office:value-type="float" office:value="2.9646406707564" calcext:value-type="float">
            <text:p>2.96464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72307483651" calcext:value-type="float">
            <text:p>2.22772</text:p>
          </table:table-cell>
          <table:table-cell office:value-type="float" office:value="2.35156951667295" calcext:value-type="float">
            <text:p>2.35157</text:p>
          </table:table-cell>
          <table:table-cell office:value-type="float" office:value="3.18964927672596" calcext:value-type="float">
            <text:p>3.1896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531803946254" calcext:value-type="float">
            <text:p>2.18532</text:p>
          </table:table-cell>
          <table:table-cell office:value-type="float" office:value="2.41458480546024" calcext:value-type="float">
            <text:p>2.41458</text:p>
          </table:table-cell>
          <table:table-cell office:value-type="float" office:value="3.27591677387495" calcext:value-type="float">
            <text:p>3.27592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25525718963" calcext:value-type="float">
            <text:p>2.22726</text:p>
          </table:table-cell>
          <table:table-cell office:value-type="float" office:value="2.32970571886458" calcext:value-type="float">
            <text:p>2.32971</text:p>
          </table:table-cell>
          <table:table-cell office:value-type="float" office:value="3.20670371932085" calcext:value-type="float">
            <text:p>3.206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206735587711" calcext:value-type="float">
            <text:p>2.23207</text:p>
          </table:table-cell>
          <table:table-cell office:value-type="float" office:value="2.33229858534577" calcext:value-type="float">
            <text:p>2.3323</text:p>
          </table:table-cell>
          <table:table-cell office:value-type="float" office:value="3.20174462485777" calcext:value-type="float">
            <text:p>3.2017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89186118483" calcext:value-type="float">
            <text:p>2.24892</text:p>
          </table:table-cell>
          <table:table-cell office:value-type="float" office:value="2.31531473363801" calcext:value-type="float">
            <text:p>2.31531</text:p>
          </table:table-cell>
          <table:table-cell office:value-type="float" office:value="3.17633715162666" calcext:value-type="float">
            <text:p>3.1763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741788973583" calcext:value-type="float">
            <text:p>2.24742</text:p>
          </table:table-cell>
          <table:table-cell office:value-type="float" office:value="2.30829953112149" calcext:value-type="float">
            <text:p>2.3083</text:p>
          </table:table-cell>
          <table:table-cell office:value-type="float" office:value="3.19492186771352" calcext:value-type="float">
            <text:p>3.1949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996848119465" calcext:value-type="float">
            <text:p>2.25997</text:p>
          </table:table-cell>
          <table:table-cell office:value-type="float" office:value="2.29269574361493" calcext:value-type="float">
            <text:p>2.2927</text:p>
          </table:table-cell>
          <table:table-cell office:value-type="float" office:value="3.1790508219478" calcext:value-type="float">
            <text:p>3.17905</text:p>
          </table:table-cell>
          <table:table-cell office:value-type="float" office:value="70561050" calcext:value-type="float">
            <text:p>70561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908095188493" calcext:value-type="float">
            <text:p>2.25908</text:p>
          </table:table-cell>
          <table:table-cell office:value-type="float" office:value="2.29919288332586" calcext:value-type="float">
            <text:p>2.29919</text:p>
          </table:table-cell>
          <table:table-cell office:value-type="float" office:value="3.19715786542292" calcext:value-type="float">
            <text:p>3.19716</text:p>
          </table:table-cell>
          <table:table-cell office:value-type="float" office:value="70561050" calcext:value-type="float">
            <text:p>705610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230453947986" calcext:value-type="float">
            <text:p>2.2823</text:p>
          </table:table-cell>
          <table:table-cell office:value-type="float" office:value="2.25183484093704" calcext:value-type="float">
            <text:p>2.25183</text:p>
          </table:table-cell>
          <table:table-cell office:value-type="float" office:value="3.15319872611195" calcext:value-type="float">
            <text:p>3.153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8389801550052" calcext:value-type="float">
            <text:p>2.2839</text:p>
          </table:table-cell>
          <table:table-cell office:value-type="float" office:value="2.23394572626663" calcext:value-type="float">
            <text:p>2.23395</text:p>
          </table:table-cell>
          <table:table-cell office:value-type="float" office:value="3.16014281446198" calcext:value-type="float">
            <text:p>3.1601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871039793847" calcext:value-type="float">
            <text:p>2.20871</text:p>
          </table:table-cell>
          <table:table-cell office:value-type="float" office:value="2.3237711687809" calcext:value-type="float">
            <text:p>2.32377</text:p>
          </table:table-cell>
          <table:table-cell office:value-type="float" office:value="3.22158726122209" calcext:value-type="float">
            <text:p>3.2215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56526984854" calcext:value-type="float">
            <text:p>2.21357</text:p>
          </table:table-cell>
          <table:table-cell office:value-type="float" office:value="2.33439948970293" calcext:value-type="float">
            <text:p>2.3344</text:p>
          </table:table-cell>
          <table:table-cell office:value-type="float" office:value="3.23483735340615" calcext:value-type="float">
            <text:p>3.2348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1" calcext:value-type="float">
            <text:p>1</text:p>
          </table:table-cell>
          <table:table-cell table:formula="of:=SUM([.B56:.B60])" office:value-type="float" office:value="1" calcext:value-type="float">
            <text:p>1</text:p>
          </table:table-cell>
          <table:table-cell table:formula="of:=SUM([.C56:.C60])" office:value-type="float" office:value="3" calcext:value-type="float">
            <text:p>3</text:p>
          </table:table-cell>
          <table:table-cell table:formula="of:=SUM([.D56:.D60])" office:value-type="float" office:value="1" calcext:value-type="float">
            <text:p>1</text:p>
          </table:table-cell>
          <table:table-cell table:formula="of:=SUM([.E56:.E60])" office:value-type="float" office:value="4" calcext:value-type="float">
            <text:p>4</text:p>
          </table:table-cell>
          <table:table-cell table:formula="of:=SUM([.F56:.F60])" office:value-type="float" office:value="3" calcext:value-type="float">
            <text:p>3</text:p>
          </table:table-cell>
          <table:table-cell table:formula="of:=SUM([.G56:.G60])" office:value-type="float" office:value="1" calcext:value-type="float">
            <text:p>1</text:p>
          </table:table-cell>
          <table:table-cell table:formula="of:=SUM([.H56:.H60])" office:value-type="float" office:value="2" calcext:value-type="float">
            <text:p>2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4" calcext:value-type="float">
            <text:p>4</text:p>
          </table:table-cell>
          <table:table-cell table:formula="of:=SUM([.L56:.L60])" office:value-type="float" office:value="1" calcext:value-type="float">
            <text:p>1</text:p>
          </table:table-cell>
          <table:table-cell table:formula="of:=SUM([.M56:.M60])" office:value-type="float" office:value="1" calcext:value-type="float">
            <text:p>1</text:p>
          </table:table-cell>
          <table:table-cell table:formula="of:=SUM([.N56:.N60])" office:value-type="float" office:value="3" calcext:value-type="float">
            <text:p>3</text:p>
          </table:table-cell>
          <table:table-cell table:formula="of:=SUM([.O56:.O60])" office:value-type="float" office:value="1" calcext:value-type="float">
            <text:p>1</text:p>
          </table:table-cell>
          <table:table-cell table:formula="of:=SUM([.P56:.P60])" office:value-type="float" office:value="3" calcext:value-type="float">
            <text:p>3</text:p>
          </table:table-cell>
          <table:table-cell table:formula="of:=SUM([.Q56:.Q60])" office:value-type="float" office:value="1" calcext:value-type="float">
            <text:p>1</text:p>
          </table:table-cell>
          <table:table-cell table:formula="of:=SUM([.R56:.R60])" office:value-type="float" office:value="2" calcext:value-type="float">
            <text:p>2</text:p>
          </table:table-cell>
          <table:table-cell table:formula="of:=SUM([.S56:.S60])" office:value-type="float" office:value="1" calcext:value-type="float">
            <text:p>1</text:p>
          </table:table-cell>
          <table:table-cell table:formula="of:=SUM([.T56:.T60])" office:value-type="float" office:value="2" calcext:value-type="float">
            <text:p>2</text:p>
          </table:table-cell>
          <table:table-cell table:formula="of:=SUM([.U56:.U60])" office:value-type="float" office:value="4" calcext:value-type="float">
            <text:p>4</text:p>
          </table:table-cell>
          <table:table-cell table:formula="of:=SUM([.V56:.V60])" office:value-type="float" office:value="5" calcext:value-type="float">
            <text:p>5</text:p>
          </table:table-cell>
          <table:table-cell table:formula="of:=SUM([.W56:.W60])" office:value-type="float" office:value="2" calcext:value-type="float">
            <text:p>2</text:p>
          </table:table-cell>
          <table:table-cell table:formula="of:=SUM([.X56:.X60])" office:value-type="float" office:value="2" calcext:value-type="float">
            <text:p>2</text:p>
          </table:table-cell>
          <table:table-cell table:formula="of:=SUM([.Y56:.Y60])" office:value-type="float" office:value="3" calcext:value-type="float">
            <text:p>3</text:p>
          </table:table-cell>
          <table:table-cell table:formula="of:=SUM([.Z56:.Z60])" office:value-type="float" office:value="0" calcext:value-type="float">
            <text:p>0</text:p>
          </table:table-cell>
          <table:table-cell table:formula="of:=SUM([.AA56:.AA60])" office:value-type="float" office:value="4" calcext:value-type="float">
            <text:p>4</text:p>
          </table:table-cell>
          <table:table-cell table:formula="of:=SUM([.AB56:.AB60])" office:value-type="float" office:value="3" calcext:value-type="float">
            <text:p>3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3" calcext:value-type="float">
            <text:p>3</text:p>
          </table:table-cell>
          <table:table-cell table:formula="of:=SUM([.AE56:.AE60])" office:value-type="float" office:value="2" calcext:value-type="float">
            <text:p>2</text:p>
          </table:table-cell>
          <table:table-cell table:formula="of:=SUM([.AF56:.AF60])" office:value-type="float" office:value="4" calcext:value-type="float">
            <text:p>4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2" calcext:value-type="float">
            <text:p>2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2" calcext:value-type="float">
            <text:p>2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2" calcext:value-type="float">
            <text:p>2</text:p>
          </table:table-cell>
          <table:table-cell table:formula="of:=SUM([.AP56:.AP60])" office:value-type="float" office:value="2" calcext:value-type="float">
            <text:p>2</text:p>
          </table:table-cell>
          <table:table-cell table:formula="of:=SUM([.AQ56:.AQ60])" office:value-type="float" office:value="2" calcext:value-type="float">
            <text:p>2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4" calcext:value-type="float">
            <text:p>4</text:p>
          </table:table-cell>
          <table:table-cell table:formula="of:=SUM([.AT56:.AT60])" office:value-type="float" office:value="2" calcext:value-type="float">
            <text:p>2</text:p>
          </table:table-cell>
          <table:table-cell table:formula="of:=SUM([.AU56:.AU60])" office:value-type="float" office:value="3" calcext:value-type="float">
            <text:p>3</text:p>
          </table:table-cell>
          <table:table-cell table:formula="of:=SUM([.AV56:.AV60])" office:value-type="float" office:value="4" calcext:value-type="float">
            <text:p>4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4" calcext:value-type="float">
            <text:p>4</text:p>
          </table:table-cell>
          <table:table-cell table:formula="of:=SUM([.AZ56:.AZ60])" office:value-type="float" office:value="2" calcext:value-type="float">
            <text:p>2</text:p>
          </table:table-cell>
          <table:table-cell table:formula="of:=SUM([.BA56:.BA60])" office:value-type="float" office:value="1" calcext:value-type="float">
            <text:p>1</text:p>
          </table:table-cell>
          <table:table-cell table:formula="of:=SUM([.BB56:.BB60])" office:value-type="float" office:value="4" calcext:value-type="float">
            <text:p>4</text:p>
          </table:table-cell>
          <table:table-cell table:formula="of:=SUM([.BC56:.BC60])" office:value-type="float" office:value="2" calcext:value-type="float">
            <text:p>2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3" calcext:value-type="float">
            <text:p>3</text:p>
          </table:table-cell>
          <table:table-cell table:formula="of:=SUM([.BG56:.BG60])" office:value-type="float" office:value="4" calcext:value-type="float">
            <text:p>4</text:p>
          </table:table-cell>
          <table:table-cell table:formula="of:=SUM([.BH56:.BH60])" office:value-type="float" office:value="2" calcext:value-type="float">
            <text:p>2</text:p>
          </table:table-cell>
          <table:table-cell table:formula="of:=SUM([.BI56:.BI60])" office:value-type="float" office:value="2" calcext:value-type="float">
            <text:p>2</text:p>
          </table:table-cell>
          <table:table-cell table:formula="of:=SUM([.BJ56:.BJ60])" office:value-type="float" office:value="3" calcext:value-type="float">
            <text:p>3</text:p>
          </table:table-cell>
          <table:table-cell table:formula="of:=SUM([.BK56:.BK60])" office:value-type="float" office:value="2" calcext:value-type="float">
            <text:p>2</text:p>
          </table:table-cell>
          <table:table-cell table:formula="of:=SUM([.BL56:.BL60])" office:value-type="float" office:value="4" calcext:value-type="float">
            <text:p>4</text:p>
          </table:table-cell>
          <table:table-cell table:formula="of:=SUM([.BM56:.BM60])" office:value-type="float" office:value="5" calcext:value-type="float">
            <text:p>5</text:p>
          </table:table-cell>
          <table:table-cell table:formula="of:=SUM([.BN56:.BN60])" office:value-type="float" office:value="3" calcext:value-type="float">
            <text:p>3</text:p>
          </table:table-cell>
          <table:table-cell table:formula="of:=SUM([.BO56:.BO60])" office:value-type="float" office:value="3" calcext:value-type="float">
            <text:p>3</text:p>
          </table:table-cell>
          <table:table-cell table:formula="of:=SUM([.BP56:.BP60])" office:value-type="float" office:value="1" calcext:value-type="float">
            <text:p>1</text:p>
          </table:table-cell>
          <table:table-cell table:formula="of:=SUM([.BQ56:.BQ60])" office:value-type="float" office:value="5" calcext:value-type="float">
            <text:p>5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40:17.110943881</dc:date>
    <meta:document-statistic meta:table-count="1" meta:cell-count="4574" meta:object-count="0"/>
    <meta:generator>LibreOffice/4.2.8.2$Linux_X86_64 LibreOffice_project/420m0$Build-2</meta:generator>
  </office:meta>
</office:document-meta>
</file>